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in tällä viikolla millaisilla tavoilla verkon kuvaamista on muut tehneet.</text:p>
      <text:p text:style-name="Standard"/>
      <text:p text:style-name="Standard">Parantelin UI:ta: nyt siinä voi stepata visualisaatio algoritmia ja zoomata/dragata.</text:p>
      <text:p text:style-name="Standard">Aloin kokeilla fysiikan mallinnukseen perustuvaa piirto tapaa: ei vielä hyvä.</text:p>
      <text:p text:style-name="Standard"/>
      <text:p text:style-name="Standard">Seuraavaksi viilaan fysiikan mallinnu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3:14:48.29</meta:creation-date>
    <meta:document-statistic meta:table-count="0" meta:image-count="0" meta:object-count="0" meta:page-count="1" meta:paragraph-count="4" meta:word-count="35" meta:character-count="277"/>
    <dc:date>2013-05-30T23:53:35.34</dc:date>
    <meta:editing-duration>PT7M50S</meta:editing-duration>
    <meta:editing-cycles>1</meta:editing-cycles>
    <meta:generator>LibreOffice/3.3$Win32 LibreOffice_project/330m19$Build-202</meta:generator>
  </office:meta>
</office:document-meta>
</file>